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text-properties fo:font-weight="bold" officeooo:rsid="0018609b" officeooo:paragraph-rsid="00d901a3" style:font-weight-asian="bold" style:font-weight-complex="bold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0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21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2" style:family="paragraph" style:parent-style-name="Standard">
      <style:text-properties fo:language="ca" fo:country="ES" fo:background-color="#ffff00" style:language-complex="ar" style:country-complex="SA"/>
    </style:style>
    <style:style style:name="P23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7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1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2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6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8" style:family="paragraph" style:parent-style-name="Table_20_Contents">
      <style:text-properties fo:font-size="11pt" officeooo:rsid="0018609b" officeooo:paragraph-rsid="00d901a3" style:font-size-asian="11pt" style:font-size-complex="11pt"/>
    </style:style>
    <style:style style:name="P39" style:family="paragraph" style:parent-style-name="Table_20_Contents">
      <style:text-properties fo:font-size="11pt" officeooo:paragraph-rsid="00d901a3" style:font-size-asian="11pt" style:font-size-complex="11pt"/>
    </style:style>
    <style:style style:name="P40" style:family="paragraph" style:parent-style-name="Table_20_Contents">
      <style:text-properties fo:font-size="11pt" officeooo:rsid="00dad272" officeooo:paragraph-rsid="00dad272" style:font-size-asian="11pt" style:font-size-complex="11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4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5" style:family="paragraph" style:parent-style-name="Text_20_body">
      <style:text-properties fo:font-size="11pt" fo:font-weight="normal" officeooo:rsid="00e37641" officeooo:paragraph-rsid="00e37641" style:font-size-asian="11pt" style:font-weight-asian="normal" style:font-size-complex="11pt" style:font-weight-complex="normal"/>
    </style:style>
    <style:style style:name="P46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47" style:family="paragraph" style:parent-style-name="Text_20_body" style:list-style-name="L2">
      <style:text-properties officeooo:paragraph-rsid="00e37641"/>
    </style:style>
    <style:style style:name="P4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44bc0" officeooo:paragraph-rsid="00e44bc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0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51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2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76eca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loext:char-shading-value="0" style:font-size-asian="8pt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d5d910" style:font-style-asian="normal" style:font-style-complex="normal"/>
    </style:style>
    <style:style style:name="T17" style:family="text">
      <style:text-properties fo:color="#000000" officeooo:rsid="00788bab"/>
    </style:style>
    <style:style style:name="T18" style:family="text">
      <style:text-properties fo:color="#000000" officeooo:rsid="00d77502"/>
    </style:style>
    <style:style style:name="T19" style:family="text">
      <style:text-properties style:font-weight-complex="normal"/>
    </style:style>
    <style:style style:name="T20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1" style:family="text">
      <style:text-properties style:font-name="Arial Black" fo:font-size="24pt" officeooo:rsid="00e37641" fo:background-color="transparent" loext:char-shading-value="0" style:font-size-asian="24pt" style:font-size-complex="24pt" style:font-weight-complex="bold"/>
    </style:style>
    <style:style style:name="T22" style:family="text">
      <style:text-properties officeooo:rsid="00d77502"/>
    </style:style>
    <style:style style:name="T23" style:family="text">
      <style:text-properties officeooo:rsid="0019877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e0bdb8" style:font-weight-asian="bold" style:font-weight-complex="bold"/>
    </style:style>
    <style:style style:name="T26" style:family="text">
      <style:text-properties fo:font-weight="bold" officeooo:rsid="00e58d47" style:font-weight-asian="bold" style:font-weight-complex="bold"/>
    </style:style>
    <style:style style:name="T27" style:family="text">
      <style:text-properties fo:font-size="11pt" fo:font-weight="bold" officeooo:rsid="00e37641" style:font-size-asian="11pt" style:font-weight-asian="bold" style:font-size-complex="11pt" style:font-weight-complex="bold"/>
    </style:style>
    <style:style style:name="T28" style:family="text">
      <style:text-properties fo:font-size="11pt" fo:font-style="italic" fo:font-weight="bold" officeooo:rsid="00e37641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e76e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9">2251</text:span><text:span text:style-name="T10"> CFG</text:span><text:span text:style-name="T9">S Administració de Sistemes Informàtics</text:span></text:p>
      <text:p text:style-name="P23">2252 CFGS Desenvolupament d'Aplicacions Multiplataforma</text:p>
      <text:h text:style-name="P50" text:outline-level="1"><text:span text:style-name="T13">Mòdul 3</text:span><text:span text:style-name="T12"> – Programació bàsica</text:span></text:h>
      <text:h text:style-name="P52" text:outline-level="1">UF2 – <text:span text:style-name="T19">Programació modular</text:span></text:h>
      <text:p text:style-name="P21"><text:span text:style-name="T20">Informe de lliurament A40</text:span><text:span text:style-name="T21">2</text:span><text:span text:style-name="T8"> </text:span></text:p>
      <text:p text:style-name="P20"/>
      <text:p text:style-name="P29"/>
      <text:p text:style-name="P19"/>
      <text:p text:style-name="P25"/>
      <text:p text:style-name="P31">Forma i dates de lliurament</text:p>
      <text:p text:style-name="P22"/>
      <text:p text:style-name="P34">En cas que hagueu de lliurar diversos fitxers, comprimiu-los tots en un format <text:span text:style-name="T14">ZIP</text:span><text:span text:style-name="T15"> </text:span><text:span text:style-name="T16">incloeu aquest document prèviament omplert en el fitxer comprimit i lliureu-lo a la bústia de de lliuraments de la unitat 4 abans de la data límit. Intenteu respectar sempre la data recomanada.</text:span></text:p>
      <text:p text:style-name="P33"/>
      <text:p text:style-name="P30"/>
      <text:p text:style-name="P32">Informe<text:bookmark-start text:name="__DdeLink__3243_1392924193"/></text:p>
      <text:h text:style-name="P51" text:outline-level="1"><text:bookmark-end text:name="__DdeLink__3243_1392924193"/></text:h>
      <text:p text:style-name="P24"><text:span text:style-name="T17">E</text:span><text:span text:style-name="T18">XERCICI 1</text:span></text:p>
      <text:p text:style-name="P37"/>
      <text:list xml:id="list2307589804407701853" text:style-name="L2">
        <text:list-item>
          <text:p text:style-name="P47"><text:span text:style-name="T27">Creieu que tal com s'ha implementat la funció </text:span><text:span text:style-name="T28">entrarUnNumero</text:span><text:span text:style-name="T29">, aquesta es podria reutilitzar en moltes altres aplicacions?</text:span></text:p>
        </text:list-item>
      </text:list>
      <text:p text:style-name="P45"><text:span text:style-name="T15"/></text:p>
      <text:list xml:id="list112202208273070" text:continue-numbering="true" text:style-name="L2">
        <text:list-item>
          <text:p text:style-name="P47"><text:span text:style-name="T29">Creieu que tal com s'ha implementat la funció </text:span><text:span text:style-name="T28">menú</text:span><text:span text:style-name="T29">, aquesta es podria reutilitzar en moltes altres aplicacions?</text:span></text:p>
        </text:list-item>
      </text:list>
      <text:p text:style-name="P46"/>
      <text:p text:style-name="P46"/>
      <text:p text:style-name="P46"/>
      <text:p text:style-name="P15">EXERCICI 2</text:p>
      <text:p text:style-name="P15"/>
      <text:p text:style-name="P49">Hi ha interacció entre els diferents mòduls de càlcul d'àrees? És a dir, en cas que haguéssim de fer modificacions en algun dels mòduls, podria, aquesta modificació afectar a la resta de mòduls?</text:p>
      <text:p text:style-name="P48"/>
      <text:p text:style-name="P48"/>
      <text:p text:style-name="P48"/>
      <text:p text:style-name="P15">EXERCICI 3</text:p>
      <text:p text:style-name="P15"/>
      <text:p text:style-name="P17"><text:span text:style-name="T23">Omple el quadre següent u</text:span>n cop realitzat <text:span text:style-name="T22">l'exercici </text:span>i comprovada la solució.</text:p>
      <text:p text:style-name="P14"/>
      <text:p text:style-name="P14"/>
      <text:p text:style-name="P16"/>
      <text:p text:style-name="P26">VALORACIÓ</text:p>
      <text:p text:style-name="P42"><text:span text:style-name="T24">Creus que aquesta activitat t'ha ajudat </text:span><text:span text:style-name="T26">a veure els diferents usos que es poden donar a les funcions quan implementaem <text:s/>una aplicació? </text:span><text:span text:style-name="T24">Indica el grau</text:span>:</text:p>
      <text:list xml:id="list3109193776428512056" text:style-name="L1">
        <text:list-item>
          <text:p text:style-name="P41">M'ha ajudat molt</text:p>
        </text:list-item>
        <text:list-item>
          <text:p text:style-name="P41">M'ha ajudat</text:p>
        </text:list-item>
        <text:list-item>
          <text:p text:style-name="P41">No m'ha ajudat gaire</text:p>
        </text:list-item>
        <text:list-item>
          <text:p text:style-name="P43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76eca" style:font-size-asian="8pt"/>
    </style:style>
    <style:style style:name="MT4" style:family="text">
      <style:text-properties officeooo:rsid="00e76eca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2</text:span></text:p>
                  </table:table-cell>
                  <table:table-cell table:style-name="Taula1.A1" office:value-type="string">
                    <text:p text:style-name="MP6">Activitat A-4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40m0$Build-2</meta:generator>
    <meta:initial-creator>Pilar Bertrans</meta:initial-creator>
    <meta:creation-date>2011-07-26T20:32:45.570000000</meta:creation-date>
    <dc:language>es-ES</dc:language>
    <meta:editing-cycles>323</meta:editing-cycles>
    <meta:editing-duration>P5DT1H59M58S</meta:editing-duration>
    <dc:date>2015-08-03T11:22:00.556974075</dc:date>
    <dc:creator>josep </dc:creator>
    <meta:document-statistic meta:table-count="2" meta:image-count="3" meta:object-count="0" meta:page-count="1" meta:paragraph-count="38" meta:word-count="249" meta:character-count="1570" meta:non-whitespace-character-count="1359"/>
    <meta:user-defined meta:name="Info 1"/>
    <meta:user-defined meta:name="Info 2"/>
    <meta:user-defined meta:name="Info 3"/>
    <meta:user-defined meta:name="Info 4"/>
  </office:meta>
</office:document-meta>
</file>